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  <style:paragraph-properties fo:margin-top="0in" fo:margin-bottom="0in"/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  <style:paragraph-properties fo:margin-top="0in" fo:margin-bottom="0in"/>
    </style:style>
    <style:style style:name="P55" style:family="paragraph" style:parent-style-name="Text_20_body" style:list-style-name="L35">
      <style:paragraph-properties fo:margin-top="0in" fo:margin-bottom="0in"/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</style:style>
    <style:style style:name="P62" style:family="paragraph" style:parent-style-name="Text_20_body" style:list-style-name="L42"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  <style:paragraph-properties fo:margin-top="0in" fo:margin-bottom="0in"/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</style:style>
    <style:style style:name="P72" style:family="paragraph" style:parent-style-name="Text_20_body" style:list-style-name="L52"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  <style:paragraph-properties fo:margin-top="0in" fo:margin-bottom="0in"/>
    </style:style>
    <style:style style:name="P83" style:family="paragraph" style:parent-style-name="Text_20_body" style:list-style-name="L63">
      <style:paragraph-properties fo:margin-top="0in" fo:margin-bottom="0in"/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  <style:paragraph-properties fo:margin-top="0in" fo:margin-bottom="0in"/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</style:style>
    <style:style style:name="P91" style:family="paragraph" style:parent-style-name="Text_20_body" style:list-style-name="L71"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  <style:paragraph-properties fo:margin-top="0in" fo:margin-bottom="0in"/>
    </style:style>
    <style:style style:name="P129" style:family="paragraph" style:parent-style-name="Text_20_body" style:list-style-name="L109">
      <style:paragraph-properties fo:margin-top="0in" fo:margin-bottom="0in"/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</style:style>
    <style:style style:name="P149" style:family="paragraph" style:parent-style-name="Text_20_body" style:list-style-name="L129">
    </style:style>
    <style:style style:name="P150" style:family="paragraph" style:parent-style-name="Text_20_body" style:list-style-name="L130"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  <style:paragraph-properties fo:margin-top="0in" fo:margin-bottom="0in"/>
    </style:style>
    <style:style style:name="P155" style:family="paragraph" style:parent-style-name="Text_20_body" style:list-style-name="L135">
      <style:paragraph-properties fo:margin-top="0in" fo:margin-bottom="0in"/>
    </style:style>
    <style:style style:name="P156" style:family="paragraph" style:parent-style-name="Text_20_body" style:list-style-name="L136">
      <style:paragraph-properties fo:margin-top="0in" fo:margin-bottom="0in"/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</style:style>
    <style:style style:name="P183" style:family="paragraph" style:parent-style-name="Text_20_body" style:list-style-name="L163">
    </style:style>
    <style:style style:name="P184" style:family="paragraph" style:parent-style-name="Text_20_body" style:list-style-name="L164">
    </style:style>
    <style:style style:name="P185" style:family="paragraph" style:parent-style-name="Text_20_body" style:list-style-name="L165">
    </style:style>
    <style:style style:name="P186" style:family="paragraph" style:parent-style-name="Text_20_body" style:list-style-name="L166">
    </style:style>
    <style:style style:name="P187" style:family="paragraph" style:parent-style-name="Text_20_body" style:list-style-name="L167">
    </style:style>
    <style:style style:name="P188" style:family="paragraph" style:parent-style-name="Text_20_body" style:list-style-name="L168">
    </style:style>
    <style:style style:name="P189" style:family="paragraph" style:parent-style-name="Text_20_body" style:list-style-name="L169">
    </style:style>
    <style:style style:name="P190" style:family="paragraph" style:parent-style-name="Text_20_body" style:list-style-name="L170"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  <style:paragraph-properties fo:margin-top="0in" fo:margin-bottom="0in"/>
    </style:style>
    <style:style style:name="P194" style:family="paragraph" style:parent-style-name="Text_20_body" style:list-style-name="L174">
      <style:paragraph-properties fo:margin-top="0in" fo:margin-bottom="0in"/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  <style:paragraph-properties fo:margin-top="0in" fo:margin-bottom="0in"/>
    </style:style>
    <style:style style:name="P200" style:family="paragraph" style:parent-style-name="Text_20_body" style:list-style-name="L180">
      <style:paragraph-properties fo:margin-top="0in" fo:margin-bottom="0in"/>
    </style:style>
    <style:style style:name="P201" style:family="paragraph" style:parent-style-name="Text_20_body" style:list-style-name="L181">
      <style:paragraph-properties fo:margin-top="0in" fo:margin-bottom="0in"/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  <style:paragraph-properties fo:margin-top="0in" fo:margin-bottom="0in"/>
    </style:style>
    <style:style style:name="P205" style:family="paragraph" style:parent-style-name="Text_20_body" style:list-style-name="L185">
      <style:paragraph-properties fo:margin-top="0in" fo:margin-bottom="0in"/>
    </style:style>
    <style:style style:name="P206" style:family="paragraph" style:parent-style-name="Text_20_body" style:list-style-name="L186">
      <style:paragraph-properties fo:margin-top="0in" fo:margin-bottom="0in"/>
    </style:style>
    <style:style style:name="P207" style:family="paragraph" style:parent-style-name="Text_20_body" style:list-style-name="L187">
      <style:paragraph-properties fo:margin-top="0in" fo:margin-bottom="0in"/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  <style:style style:name="P213" style:family="paragraph" style:parent-style-name="Text_20_body" style:list-style-name="L193">
    </style:style>
    <style:style style:name="P214" style:family="paragraph" style:parent-style-name="Text_20_body" style:list-style-name="L194">
    </style:style>
    <style:style style:name="P215" style:family="paragraph" style:parent-style-name="Text_20_body" style:list-style-name="L195">
    </style:style>
    <style:style style:name="P216" style:family="paragraph" style:parent-style-name="Text_20_body" style:list-style-name="L196">
    </style:style>
    <style:style style:name="P217" style:family="paragraph" style:parent-style-name="Text_20_body" style:list-style-name="L197">
    </style:style>
    <style:style style:name="P218" style:family="paragraph" style:parent-style-name="Text_20_body" style:list-style-name="L198">
    </style:style>
    <style:style style:name="P219" style:family="paragraph" style:parent-style-name="Text_20_body" style:list-style-name="L199">
    </style:style>
    <style:style style:name="P220" style:family="paragraph" style:parent-style-name="Text_20_body" style:list-style-name="L200">
    </style:style>
    <style:style style:name="P221" style:family="paragraph" style:parent-style-name="Text_20_body" style:list-style-name="L201">
    </style:style>
    <style:style style:name="P222" style:family="paragraph" style:parent-style-name="Text_20_body" style:list-style-name="L202">
    </style:style>
    <style:style style:name="P223" style:family="paragraph" style:parent-style-name="Text_20_body" style:list-style-name="L203">
    </style:style>
    <style:style style:name="P224" style:family="paragraph" style:parent-style-name="Text_20_body" style:list-style-name="L204">
    </style:style>
    <style:style style:name="P225" style:family="paragraph" style:parent-style-name="Text_20_body" style:list-style-name="L205">
    </style:style>
    <style:style style:name="P226" style:family="paragraph" style:parent-style-name="Text_20_body" style:list-style-name="L206">
    </style:style>
    <style:style style:name="P227" style:family="paragraph" style:parent-style-name="Text_20_body" style:list-style-name="L207">
    </style:style>
    <style:style style:name="P228" style:family="paragraph" style:parent-style-name="Text_20_body" style:list-style-name="L208">
    </style:style>
    <style:style style:name="P229" style:family="paragraph" style:parent-style-name="Text_20_body" style:list-style-name="L209">
    </style:style>
    <style:style style:name="P230" style:family="paragraph" style:parent-style-name="Text_20_body" style:list-style-name="L210">
    </style:style>
    <style:style style:name="P231" style:family="paragraph" style:parent-style-name="Text_20_body" style:list-style-name="L211">
    </style:style>
    <style:style style:name="P232" style:family="paragraph" style:parent-style-name="Text_20_body" style:list-style-name="L212">
    </style:style>
    <style:style style:name="P233" style:family="paragraph" style:parent-style-name="Text_20_body" style:list-style-name="L213">
    </style:style>
    <style:style style:name="P234" style:family="paragraph" style:parent-style-name="Text_20_body" style:list-style-name="L214">
    </style:style>
    <style:style style:name="P235" style:family="paragraph" style:parent-style-name="Text_20_body" style:list-style-name="L215">
    </style:style>
    <style:style style:name="P236" style:family="paragraph" style:parent-style-name="Text_20_body" style:list-style-name="L216">
    </style:style>
    <style:style style:name="P237" style:family="paragraph" style:parent-style-name="Text_20_body" style:list-style-name="L217">
    </style:style>
    <style:style style:name="P238" style:family="paragraph" style:parent-style-name="Text_20_body" style:list-style-name="L218">
    </style:style>
    <style:style style:name="P239" style:family="paragraph" style:parent-style-name="Text_20_body" style:list-style-name="L219">
    </style:style>
    <style:style style:name="P240" style:family="paragraph" style:parent-style-name="Text_20_body" style:list-style-name="L220">
    </style:style>
    <style:style style:name="P241" style:family="paragraph" style:parent-style-name="Text_20_body" style:list-style-name="L221">
    </style:style>
    <style:style style:name="P242" style:family="paragraph" style:parent-style-name="Text_20_body" style:list-style-name="L222">
    </style:style>
    <style:style style:name="P243" style:family="paragraph" style:parent-style-name="Text_20_body" style:list-style-name="L223">
      <style:paragraph-properties fo:margin-top="0in" fo:margin-bottom="0in"/>
    </style:style>
    <style:style style:name="P244" style:family="paragraph" style:parent-style-name="Text_20_body" style:list-style-name="L224">
      <style:paragraph-properties fo:margin-top="0in" fo:margin-bottom="0in"/>
    </style:style>
    <style:style style:name="P245" style:family="paragraph" style:parent-style-name="Text_20_body" style:list-style-name="L225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10-31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p text:style-name="Horizontal_20_Line"/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Source_Text">dict of lists of floats = jhta.PP(df, high='High', low='Low', close='Close'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Source_Text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Source_Text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Source_Text">list of floats = jhta.CDLBODYS(df, open='Open', close='Close'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Source_Text">list of floats = jhta.CDLWICKS(df, high='High', low='Low'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Source_Text">list of floats = jhta.CDLUPPSHAS(df, open='Open', high='High', close='Close'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Source_Text">list of floats = jhta.CDLLOWSHAS(df, open='Open', low='Low', close='Close'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Source_Text">list of floats = jhta.CDLBODYM(df, n, open='Open', close='Close'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0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1"><text:span text:style-name="Source_Text">list of floats = jhta.QSTICK(df, n, open='Open', close='Close')</text:span></text:p>
        </text:list-item>
        <text:list-item>
          <text:p text:style-name="P51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2"><text:span text:style-name="Source_Text">dict of lists of floats = jhta.SHADOWT(df, n, open='Open', high='High', low='Low', close='Close')</text:span></text:p>
        </text:list-item>
        <text:list-item>
          <text:p text:style-name="P52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53"><text:span text:style-name="Source_Text">list of floats = jhta.IMI(df, open='Open', close='Close')</text:span></text:p>
        </text:list-item>
        <text:list-item>
          <text:p text:style-name="P53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INSBAR | Inside Bar | DONE</text:h>
      <text:list text:style-name="L34">
        <text:list-item>
          <text:p text:style-name="P54"><text:span text:style-name="Source_Text">list of booleans = jhta.INSBAR(df, high='High', low='Low')</text:span></text:p>
        </text:list-item>
      </text:list>
      <text:p text:style-name="Horizontal_20_Line"/>
      <text:h text:style-name="Heading_20_4" text:outline-level="4">OUTSBAR | Outside Bar | DONE</text:h>
      <text:list text:style-name="L35">
        <text:list-item>
          <text:p text:style-name="P55"><text:span text:style-name="Source_Text">list of booleans = jhta.OUTSBAR(df, high='High', low='Low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6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7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8">
        <text:list-item>
  </text:list-item>
      </text:list>
      <text:p text:style-name="Horizontal_20_Line"/>
      <text:h text:style-name="Heading_20_4" text:outline-level="4">HT_SINE | Hilbert Transform - SineWave |</text:h>
      <text:list text:style-name="L39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40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41">
        <text:list-item>
  </text:list-item>
      </text:list>
      <text:p text:style-name="Horizontal_20_Line"/>
      <text:h text:style-name="Heading_20_4" text:outline-level="4">TS | Trend Score | DONE</text:h>
      <text:list text:style-name="L42">
        <text:list-item>
          <text:p text:style-name="P62"><text:span text:style-name="Source_Text">list of floats = jhta.TS(df, n, price='Close')</text:span></text:p>
        </text:list-item>
        <text:list-item>
          <text:p text:style-name="P62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3">
        <text:list-item>
          <text:p text:style-name="P63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4">
        <text:list-item>
          <text:p text:style-name="P64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5">
        <text:list-item>
          <text:p text:style-name="P65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6">
        <text:list-item>
          <text:p text:style-name="P66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7">
        <text:list-item>
          <text:p text:style-name="P67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8">
        <text:list-item>
          <text:p text:style-name="P68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9">
        <text:list-item>
          <text:p text:style-name="P69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50">
        <text:list-item>
          <text:p text:style-name="P70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51">
        <text:list-item>
          <text:p text:style-name="P71"><text:span text:style-name="Source_Text">list of floats = jhta.ASI(df, L, open='Open', high='High', low='Low', close='Close')</text:span></text:p>
        </text:list-item>
        <text:list-item>
          <text:p text:style-name="P71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2">
        <text:list-item>
          <text:p text:style-name="P72"><text:span text:style-name="Source_Text">list of floats = jhta.SI(df, L, open='Open', high='High', low='Low', close='Close')</text:span></text:p>
        </text:list-item>
        <text:list-item>
          <text:p text:style-name="P72">book: New Concepts in Technical Trading Systems</text:p>
        </text:list-item>
      </text:list>
      <text:p text:style-name="Horizontal_20_Line"/>
      <text:h text:style-name="Heading_20_4" text:outline-level="4">SAVGP | Swing Average Price - previous Average Price | DONE</text:h>
      <text:list text:style-name="L53">
        <text:list-item>
          <text:p text:style-name="P73"><text:span text:style-name="Source_Text">list of floats = jhta.SAVGP(df, open='Open', high='High', low='Low', close='Close')</text:span></text:p>
        </text:list-item>
      </text:list>
      <text:p text:style-name="Horizontal_20_Line"/>
      <text:h text:style-name="Heading_20_4" text:outline-level="4">SAVGPS | Swing Average Price - previous Average Price Summation | DONE</text:h>
      <text:list text:style-name="L54">
        <text:list-item>
          <text:p text:style-name="P74"><text:span text:style-name="Source_Text">list of floats = jhta.SAVGPS(df, open='Open', high='High', low='Low', close='Close')</text:span></text:p>
        </text:list-item>
      </text:list>
      <text:p text:style-name="Horizontal_20_Line"/>
      <text:h text:style-name="Heading_20_4" text:outline-level="4">SCO | Swing Close - Open | DONE</text:h>
      <text:list text:style-name="L55">
        <text:list-item>
          <text:p text:style-name="P75"><text:span text:style-name="Source_Text">list of floats = jhta.SCO(df, open='Open', close='Close')</text:span></text:p>
        </text:list-item>
      </text:list>
      <text:p text:style-name="Horizontal_20_Line"/>
      <text:h text:style-name="Heading_20_4" text:outline-level="4">SCOS | Swing Close - Open Summation | DONE</text:h>
      <text:list text:style-name="L56">
        <text:list-item>
          <text:p text:style-name="P76"><text:span text:style-name="Source_Text">list of floats = jhta.SCOS(df, open='Open', close='Close')</text:span></text:p>
        </text:list-item>
      </text:list>
      <text:p text:style-name="Horizontal_20_Line"/>
      <text:h text:style-name="Heading_20_4" text:outline-level="4">SMEDP | Swing Median Price - previous Median Price | DONE</text:h>
      <text:list text:style-name="L57">
        <text:list-item>
          <text:p text:style-name="P77"><text:span text:style-name="Source_Text">list of floats = jhta.SMEDP(df, high='High', low='Low')</text:span></text:p>
        </text:list-item>
      </text:list>
      <text:p text:style-name="Horizontal_20_Line"/>
      <text:h text:style-name="Heading_20_4" text:outline-level="4">SMEDPS | Swing Median Price - previous Median Price Summation | DONE</text:h>
      <text:list text:style-name="L58">
        <text:list-item>
          <text:p text:style-name="P78"><text:span text:style-name="Source_Text">list of floats = jhta.SMEDPS(df, high='High', low='Low')</text:span></text:p>
        </text:list-item>
      </text:list>
      <text:p text:style-name="Horizontal_20_Line"/>
      <text:h text:style-name="Heading_20_4" text:outline-level="4">SPP | Swing Price - previous Price | DONE</text:h>
      <text:list text:style-name="L59">
        <text:list-item>
          <text:p text:style-name="P79"><text:span text:style-name="Source_Text">list of floats = jhta.SPP(df, price='Close')</text:span></text:p>
        </text:list-item>
      </text:list>
      <text:p text:style-name="Horizontal_20_Line"/>
      <text:h text:style-name="Heading_20_4" text:outline-level="4">SPPS | Swing Price - previous Price Summation | DONE</text:h>
      <text:list text:style-name="L60">
        <text:list-item>
          <text:p text:style-name="P80"><text:span text:style-name="Source_Text">list of floats = jhta.SPPS(df, price='Close')</text:span></text:p>
        </text:list-item>
      </text:list>
      <text:p text:style-name="Horizontal_20_Line"/>
      <text:h text:style-name="Heading_20_4" text:outline-level="4">STYPP | Swing Typical Price - previous Typical Price | DONE</text:h>
      <text:list text:style-name="L61">
        <text:list-item>
          <text:p text:style-name="P81"><text:span text:style-name="Source_Text">list of floats = jhta.STYPP(df, high='High', low='Low', close='Close')</text:span></text:p>
        </text:list-item>
      </text:list>
      <text:p text:style-name="Horizontal_20_Line"/>
      <text:h text:style-name="Heading_20_4" text:outline-level="4">STYPPS | Swing Typical Price - previous Typical Price Summation | DONE</text:h>
      <text:list text:style-name="L62">
        <text:list-item>
          <text:p text:style-name="P82"><text:span text:style-name="Source_Text">list of floats = jhta.STYPPS(df, high='High', low='Low', close='Close')</text:span></text:p>
        </text:list-item>
      </text:list>
      <text:p text:style-name="Horizontal_20_Line"/>
      <text:h text:style-name="Heading_20_4" text:outline-level="4">SWCLP | Swing Weighted Close Price - previous Weighted Close Price | DONE</text:h>
      <text:list text:style-name="L63">
        <text:list-item>
          <text:p text:style-name="P83"><text:span text:style-name="Source_Text">list of floats = jhta.SWCLP(df, high='High', low='Low', close='Close')</text:span></text:p>
        </text:list-item>
      </text:list>
      <text:p text:style-name="Horizontal_20_Line"/>
      <text:h text:style-name="Heading_20_4" text:outline-level="4">SWCLPS | Swing Weighted Close Price - previous Weighted Close Price Summation | DONE</text:h>
      <text:list text:style-name="L64">
        <text:list-item>
          <text:p text:style-name="P84"><text:span text:style-name="Source_Text">list of floats = jhta.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5">
        <text:list-item>
          <text:p text:style-name="P85"><text:span text:style-name="Source_Text">list of floats = jhta.NORMALIZE(df, price_max='High', price_min='Low', price='Close')</text:span></text:p>
        </text:list-item>
        <text:list-item>
          <text:p text:style-name="P85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6">
        <text:list-item>
          <text:p text:style-name="P86"><text:span text:style-name="Source_Text">list of floats = jhta.STANDARDIZE(df, price='Close')</text:span></text:p>
        </text:list-item>
        <text:list-item>
          <text:p text:style-name="P86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7">
        <text:list-item>
          <text:p text:style-name="P87"><text:span text:style-name="Source_Text">list of floats = jhta.RATIO(df1, df2, price1='Close', price2='Close')</text:span></text:p>
        </text:list-item>
        <text:list-item>
          <text:p text:style-name="P87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8">
        <text:list-item>
          <text:p text:style-name="P88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9">
        <text:list-item>
          <text:p text:style-name="P89"><text:span text:style-name="Source_Text">list of floats = jhta.CP(df1, df2, price1='Close', price2='Close')</text:span></text:p>
        </text:list-item>
        <text:list-item>
          <text:p text:style-name="P89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70">
        <text:list-item>
          <text:p text:style-name="P90"><text:span text:style-name="Source_Text">list of floats = jhta.CRSI(df1, df2, n, price1='Close', price2='Close')</text:span></text:p>
        </text:list-item>
        <text:list-item>
          <text:p text:style-name="P90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71">
        <text:list-item>
          <text:p text:style-name="P91"><text:span text:style-name="Source_Text">list of floats = jhta.CS(df1, df2, price1='Close', price2='Close')</text:span></text:p>
        </text:list-item>
        <text:list-item>
          <text:p text:style-name="P91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92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93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94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95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96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97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98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99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00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01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02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03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04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05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06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07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08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09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10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11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12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13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4">
        <text:list-item>
          <text:p text:style-name="P114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5">
        <text:list-item>
          <text:p text:style-name="P115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6">
        <text:list-item>
          <text:p text:style-name="P116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7">
        <text:list-item>
          <text:p text:style-name="P117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8">
        <text:list-item>
          <text:p text:style-name="P118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9">
        <text:list-item>
          <text:p text:style-name="P119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100">
        <text:list-item>
          <text:p text:style-name="P120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1">
        <text:list-item>
          <text:p text:style-name="P121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2">
        <text:list-item>
          <text:p text:style-name="P122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3">
        <text:list-item>
          <text:p text:style-name="P123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4">
        <text:list-item>
          <text:p text:style-name="P124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5">
        <text:list-item>
          <text:p text:style-name="P125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6">
        <text:list-item>
          <text:p text:style-name="P126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7">
        <text:list-item>
          <text:p text:style-name="P127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08">
        <text:list-item>
          <text:p text:style-name="P128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09">
        <text:list-item>
          <text:p text:style-name="P129"><text:span text:style-name="Source_Text">list of floats = jhta.SUM(df, n, price='Close')</text:span></text:p>
        </text:list-item>
      </text:list>
      <text:p text:style-name="Horizontal_20_Line"/>
      <text:h text:style-name="Heading_20_4" text:outline-level="4">SLOPE | Slope | DONE</text:h>
      <text:list text:style-name="L110">
        <text:list-item>
          <text:p text:style-name="P130"><text:span text:style-name="Source_Text">float = jhta.SLOPE(x1, y1, x2, y2)</text:span></text:p>
        </text:list-item>
        <text:list-item>
          <text:p text:style-name="P130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11">
        <text:list-item>
          <text:p text:style-name="P131"><text:span text:style-name="Source_Text">list of floats = jhta.SLOPES(df, n, price='Close')</text:span></text:p>
        </text:list-item>
        <text:list-item>
          <text:p text:style-name="P131">book: An Introduction to Algorithmic Trading</text:p>
        </text:list-item>
      </text:list>
      <text:p text:style-name="Horizontal_20_Line"/>
      <text:h text:style-name="Heading_20_4" text:outline-level="4">ED | Euclidean Distance | DONE</text:h>
      <text:list text:style-name="L112">
        <text:list-item>
          <text:p text:style-name="P132"><text:span text:style-name="Source_Text">float = jhta.ED(x1, y1, x2, y2)</text:span></text:p>
        </text:list-item>
        <text:list-item>
          <text:p text:style-name="P132">book: An Introduction to Algorithmic Trading</text:p>
        </text:list-item>
      </text:list>
      <text:p text:style-name="Horizontal_20_Line"/>
      <text:h text:style-name="Heading_20_4" text:outline-level="4">EDS | Euclidean Distances | DONE</text:h>
      <text:list text:style-name="L113">
        <text:list-item>
          <text:p text:style-name="P133"><text:span text:style-name="Source_Text">list of floats = jhta.EDS(df, n, price='Close')</text:span></text:p>
        </text:list-item>
        <text:list-item>
          <text:p text:style-name="P133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4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5">
        <text:list-item>
  </text:list-item>
      </text:list>
      <text:p text:style-name="Horizontal_20_Line"/>
      <text:h text:style-name="Heading_20_4" text:outline-level="4">APO | Absolute Price Oscillator | DONE</text:h>
      <text:list text:style-name="L116">
        <text:list-item>
          <text:p text:style-name="P136"><text:span text:style-name="Source_Text">list of floats = jhta.APO(df, n_fast, n_slow, price='Close')</text:span></text:p>
        </text:list-item>
        <text:list-item>
          <text:p text:style-name="P136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7">
        <text:list-item>
  </text:list-item>
      </text:list>
      <text:p text:style-name="Horizontal_20_Line"/>
      <text:h text:style-name="Heading_20_4" text:outline-level="4">AROONOSC | Aroon Oscillator |</text:h>
      <text:list text:style-name="L118">
        <text:list-item>
  </text:list-item>
      </text:list>
      <text:p text:style-name="Horizontal_20_Line"/>
      <text:h text:style-name="Heading_20_4" text:outline-level="4">BOP | Balance Of Power |</text:h>
      <text:list text:style-name="L119">
        <text:list-item>
  </text:list-item>
      </text:list>
      <text:p text:style-name="Horizontal_20_Line"/>
      <text:h text:style-name="Heading_20_4" text:outline-level="4">CCI | Commodity Channel Index |</text:h>
      <text:list text:style-name="L120">
        <text:list-item>
  </text:list-item>
      </text:list>
      <text:p text:style-name="Horizontal_20_Line"/>
      <text:h text:style-name="Heading_20_4" text:outline-level="4">CMO | Chande Momentum Oscillator |</text:h>
      <text:list text:style-name="L121">
        <text:list-item>
  </text:list-item>
      </text:list>
      <text:p text:style-name="Horizontal_20_Line"/>
      <text:h text:style-name="Heading_20_4" text:outline-level="4">DX | Directional Movement Index |</text:h>
      <text:list text:style-name="L122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23">
        <text:list-item>
  </text:list-item>
      </text:list>
      <text:p text:style-name="Horizontal_20_Line"/>
      <text:h text:style-name="Heading_20_4" text:outline-level="4">MACDEXT | MACD with controllable MA type |</text:h>
      <text:list text:style-name="L124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5">
        <text:list-item>
  </text:list-item>
      </text:list>
      <text:p text:style-name="Horizontal_20_Line"/>
      <text:h text:style-name="Heading_20_4" text:outline-level="4">MFI | Money Flow Index | DONE</text:h>
      <text:list text:style-name="L126">
        <text:list-item>
          <text:p text:style-name="P146"><text:span text:style-name="Source_Text">list of floats = jhta.MFI(df, n, high='High', low='Low', close='Close', volume='Volume')</text:span></text:p>
        </text:list-item>
        <text:list-item>
          <text:p text:style-name="P146"><text:a xlink:type="simple" xlink:href="https://www.fmlabs.com/reference/default.htm?url=MoneyFlowIndex.htm" office:name=""><text:span text:style-name="Definition">https://www.fmlabs.com/reference/default.htm?url=MoneyFlowIndex.htm</text:span></text:a></text:p>
        </text:list-item>
      </text:list>
      <text:p text:style-name="Horizontal_20_Line"/>
      <text:h text:style-name="Heading_20_4" text:outline-level="4">MINUS_DI | Minus Directional Indicator |</text:h>
      <text:list text:style-name="L127">
        <text:list-item>
  </text:list-item>
      </text:list>
      <text:p text:style-name="Horizontal_20_Line"/>
      <text:h text:style-name="Heading_20_4" text:outline-level="4">MINUS_DM | Minus Directional Movement |</text:h>
      <text:list text:style-name="L128">
        <text:list-item>
  </text:list-item>
      </text:list>
      <text:p text:style-name="Horizontal_20_Line"/>
      <text:h text:style-name="Heading_20_4" text:outline-level="4">MOM | Momentum | DONE</text:h>
      <text:list text:style-name="L129">
        <text:list-item>
          <text:p text:style-name="P149"><text:span text:style-name="Source_Text">list of floats = jhta.MOM(df, n, price='Close')</text:span></text:p>
        </text:list-item>
        <text:list-item>
          <text:p text:style-name="P149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30">
        <text:list-item>
  </text:list-item>
      </text:list>
      <text:p text:style-name="Horizontal_20_Line"/>
      <text:h text:style-name="Heading_20_4" text:outline-level="4">PLUS_DM | Plus Directional Movement |</text:h>
      <text:list text:style-name="L131">
        <text:list-item>
  </text:list-item>
      </text:list>
      <text:p text:style-name="Horizontal_20_Line"/>
      <text:h text:style-name="Heading_20_4" text:outline-level="4">PPO | Percentage Price Oscillator |</text:h>
      <text:list text:style-name="L132">
        <text:list-item>
  </text:list-item>
      </text:list>
      <text:p text:style-name="Horizontal_20_Line"/>
      <text:h text:style-name="Heading_20_4" text:outline-level="4">RMI | Relative Momentum Index | DONE</text:h>
      <text:list text:style-name="L133">
        <text:list-item>
          <text:p text:style-name="P153"><text:span text:style-name="Source_Text">list of floats = jhta.RMI(df, n, price='Close')</text:span></text:p>
        </text:list-item>
        <text:list-item>
          <text:p text:style-name="P153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4">
        <text:list-item>
          <text:p text:style-name="P154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5">
        <text:list-item>
          <text:p text:style-name="P155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6">
        <text:list-item>
          <text:p text:style-name="P156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7">
        <text:list-item>
          <text:p text:style-name="P157"><text:span text:style-name="Source_Text">list of floats = jhta.ROCR100(df, n, price='Close')</text:span></text:p>
        </text:list-item>
        <text:list-item>
          <text:p text:style-name="P157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8">
        <text:list-item>
          <text:p text:style-name="P158"><text:span text:style-name="Source_Text">list of floats = jhta.RSI(df, n, price='Close')</text:span></text:p>
        </text:list-item>
        <text:list-item>
          <text:p text:style-name="P158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9">
        <text:list-item>
          <text:p text:style-name="P159"><text:span text:style-name="Source_Text">list of floats = jhta.STOCH(df, n, price='Close')</text:span></text:p>
        </text:list-item>
        <text:list-item>
          <text:p text:style-name="P159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40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41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42">
        <text:list-item>
  </text:list-item>
      </text:list>
      <text:p text:style-name="Horizontal_20_Line"/>
      <text:h text:style-name="Heading_20_4" text:outline-level="4">ULTOSC | Ultimate Oscillator |</text:h>
      <text:list text:style-name="L143">
        <text:list-item>
  </text:list-item>
      </text:list>
      <text:p text:style-name="Horizontal_20_Line"/>
      <text:h text:style-name="Heading_20_4" text:outline-level="4">WILLR | Williams' %R | DONE</text:h>
      <text:list text:style-name="L144">
        <text:list-item>
          <text:p text:style-name="P164"><text:span text:style-name="Source_Text">list of floats = jhta.WILLR(df, n, high='High', low='Low', close='Close')</text:span></text:p>
        </text:list-item>
        <text:list-item>
          <text:p text:style-name="P164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5">
        <text:list-item>
          <text:p text:style-name="P165"><text:span text:style-name="Source_Text">dict of lists of floats = jhta.BBANDS(df, n, f=2, high='High', low='Low', close='Close')</text:span></text:p>
        </text:list-item>
        <text:list-item>
          <text:p text:style-name="P165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6">
        <text:list-item>
          <text:p text:style-name="P166"><text:span text:style-name="Source_Text">list of floats = jhta.BBANDW(df, n, f=2, high='High', low='Low', close='Close')</text:span></text:p>
        </text:list-item>
        <text:list-item>
          <text:p text:style-name="P166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7">
        <text:list-item>
  </text:list-item>
      </text:list>
      <text:p text:style-name="Horizontal_20_Line"/>
      <text:h text:style-name="Heading_20_4" text:outline-level="4">EMA | Exponential Moving Average | DONE</text:h>
      <text:list text:style-name="L148">
        <text:list-item>
          <text:p text:style-name="P168"><text:span text:style-name="Source_Text">list of floats = jhta.EMA(df, n, price='Close')</text:span></text:p>
        </text:list-item>
        <text:list-item>
          <text:p text:style-name="P168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9">
        <text:list-item>
          <text:p text:style-name="P169"><text:span text:style-name="Source_Text">dict of lists of floats = jhta.ENVP(df, pct=.01, price='Close')</text:span></text:p>
        </text:list-item>
        <text:list-item>
          <text:p text:style-name="P169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50">
        <text:list-item>
  </text:list-item>
      </text:list>
      <text:p text:style-name="Horizontal_20_Line"/>
      <text:h text:style-name="Heading_20_4" text:outline-level="4">MA | Moving Average |</text:h>
      <text:list text:style-name="L151">
        <text:list-item>
  </text:list-item>
      </text:list>
      <text:p text:style-name="Horizontal_20_Line"/>
      <text:h text:style-name="Heading_20_4" text:outline-level="4">MAMA | MESA Adaptive Moving Average |</text:h>
      <text:list text:style-name="L152">
        <text:list-item>
  </text:list-item>
      </text:list>
      <text:p text:style-name="Horizontal_20_Line"/>
      <text:h text:style-name="Heading_20_4" text:outline-level="4">MAVP | Moving Average with Variable Period |</text:h>
      <text:list text:style-name="L153">
        <text:list-item>
  </text:list-item>
      </text:list>
      <text:p text:style-name="Horizontal_20_Line"/>
      <text:h text:style-name="Heading_20_4" text:outline-level="4">MIDPOINT | MidPoint over period | DONE</text:h>
      <text:list text:style-name="L154">
        <text:list-item>
          <text:p text:style-name="P174"><text:span text:style-name="Source_Text">list of floats = jhta.MIDPOINT(df, n, price='Close')</text:span></text:p>
        </text:list-item>
        <text:list-item>
          <text:p text:style-name="P174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5">
        <text:list-item>
          <text:p text:style-name="P175"><text:span text:style-name="Source_Text">list of floats = jhta.MIDPRICE(df, n, high='High', low='Low')</text:span></text:p>
        </text:list-item>
        <text:list-item>
          <text:p text:style-name="P175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6">
        <text:list-item>
          <text:p text:style-name="P176"><text:span text:style-name="Source_Text">list of floats = jhta.MMR(df, n=200, price='Close')</text:span></text:p>
        </text:list-item>
        <text:list-item>
          <text:p text:style-name="P176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7">
        <text:list-item>
          <text:p text:style-name="P177"><text:span text:style-name="Source_Text">list of floats = jhta.SAR(df, af_step=.02, af_max=.2, high='High', low='Low')</text:span></text:p>
        </text:list-item>
        <text:list-item>
          <text:p text:style-name="P177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8">
        <text:list-item>
  </text:list-item>
      </text:list>
      <text:p text:style-name="Horizontal_20_Line"/>
      <text:h text:style-name="Heading_20_4" text:outline-level="4">SMA | Simple Moving Average | DONE</text:h>
      <text:list text:style-name="L159">
        <text:list-item>
          <text:p text:style-name="P179"><text:span text:style-name="Source_Text">list of floats = jhta.SMA(df, n, price='Close')</text:span></text:p>
        </text:list-item>
        <text:list-item>
          <text:p text:style-name="P179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60">
        <text:list-item>
  </text:list-item>
      </text:list>
      <text:p text:style-name="Horizontal_20_Line"/>
      <text:h text:style-name="Heading_20_4" text:outline-level="4">TEMA | Triple Exponential Moving Average |</text:h>
      <text:list text:style-name="L161">
        <text:list-item>
  </text:list-item>
      </text:list>
      <text:p text:style-name="Horizontal_20_Line"/>
      <text:h text:style-name="Heading_20_4" text:outline-level="4">TRIMA | Triangular Moving Average | DONE</text:h>
      <text:list text:style-name="L162">
        <text:list-item>
          <text:p text:style-name="P182"><text:span text:style-name="Source_Text">list of floats = jhta.TRIMA(df, n, price='Close')</text:span></text:p>
        </text:list-item>
        <text:list-item>
          <text:p text:style-name="P182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VAMA | Volume Adjusted Moving Average | DONE</text:h>
      <text:list text:style-name="L163">
        <text:list-item>
          <text:p text:style-name="P183"><text:span text:style-name="Source_Text">list of floats = jhta.VAMA(df, n, price='Close', volume='Volume')</text:span></text:p>
        </text:list-item>
        <text:list-item>
          <text:p text:style-name="P183"><text:a xlink:type="simple" xlink:href="https://www.fmlabs.com/reference/default.htm?url=VolAdjustedMA.htm" office:name=""><text:span text:style-name="Definition">https://www.fmlabs.com/reference/default.htm?url=VolAdjustedMA.htm</text:span></text:a></text:p>
        </text:list-item>
      </text:list>
      <text:p text:style-name="Horizontal_20_Line"/>
      <text:h text:style-name="Heading_20_4" text:outline-level="4">WMA | Weighted Moving Average</text:h>
      <text:list text:style-name="L164">
        <text:list-item>
  </text:list-item>
      </text:list>
      <text:p text:style-name="Horizontal_20_Line"/>
      <text:h text:style-name="Heading_20_4" text:outline-level="4">WWMA | Welles Wilder Moving Average | DONE</text:h>
      <text:list text:style-name="L165">
        <text:list-item>
          <text:p text:style-name="P185"><text:span text:style-name="Source_Text">list of floats = jhta.WWMA(df, n, price='Close')</text:span></text:p>
        </text:list-item>
        <text:list-item>
          <text:p text:style-name="P185"><text:a xlink:type="simple" xlink:href="https://www.fmlabs.com/reference/default.htm?url=WellesMA.htm" office:name=""><text:span text:style-name="Definition">https://www.fmlabs.com/reference/default.htm?url=WellesMA.htm</text:span></text:a></text:p>
        </text:list-item>
      </text:list>
      <text:p text:style-name="Horizontal_20_Line"/>
      <text:h text:style-name="Heading_20_4" text:outline-level="4">WWS | Welles Wilder Summation | DONE</text:h>
      <text:list text:style-name="L166">
        <text:list-item>
          <text:p text:style-name="P186"><text:span text:style-name="Source_Text">list of floats = jhta.WWS(df, n, price='Close')</text:span></text:p>
        </text:list-item>
        <text:list-item>
          <text:p text:style-name="P186"><text:a xlink:type="simple" xlink:href="https://www.fmlabs.com/reference/default.htm?url=WellesSum.htm" office:name=""><text:span text:style-name="Definition">https://www.fmlabs.com/reference/default.htm?url=WellesSum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p text:style-name="Horizontal_20_Line"/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7">
        <text:list-item>
          <text:p text:style-name="P187"><text:span text:style-name="Source_Text">list of floats = jhta.AVGPRICE(df, open='Open', high='High', low='Low', close='Close')</text:span></text:p>
        </text:list-item>
        <text:list-item>
          <text:p text:style-name="P187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8">
        <text:list-item>
          <text:p text:style-name="P188"><text:span text:style-name="Source_Text">list of floats = jhta.MEDPRICE(df, high='High', low='Low')</text:span></text:p>
        </text:list-item>
        <text:list-item>
          <text:p text:style-name="P188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9">
        <text:list-item>
          <text:p text:style-name="P189"><text:span text:style-name="Source_Text">list of floats = jhta.TYPPRICE(df, high='High', low='Low', close='Close')</text:span></text:p>
        </text:list-item>
        <text:list-item>
          <text:p text:style-name="P189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70">
        <text:list-item>
          <text:p text:style-name="P190"><text:span text:style-name="Source_Text">list of floats = jhta.WCLPRICE(df, high='High', low='Low', close='Close')</text:span></text:p>
        </text:list-item>
        <text:list-item>
          <text:p text:style-name="P190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71">
        <text:list-item>
          <text:p text:style-name="P191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72">
        <text:list-item>
          <text:p text:style-name="P192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73">
        <text:list-item>
          <text:p text:style-name="P193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74">
        <text:list-item>
          <text:p text:style-name="P194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75">
        <text:list-item>
          <text:p text:style-name="P195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76">
        <text:list-item>
          <text:p text:style-name="P196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7">
        <text:list-item>
          <text:p text:style-name="P197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8">
        <text:list-item>
          <text:p text:style-name="P198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9">
        <text:list-item>
          <text:p text:style-name="P199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80">
        <text:list-item>
          <text:p text:style-name="P200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81">
        <text:list-item>
          <text:p text:style-name="P201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82">
        <text:list-item>
          <text:p text:style-name="P202"><text:span text:style-name="Source_Text">float = jhta.COV(x_list, y_list)</text:span></text:p>
        </text:list-item>
        <text:list-item>
          <text:p text:style-name="P202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83">
        <text:list-item>
          <text:p text:style-name="P203"><text:span text:style-name="Source_Text">list of floats = jhta.COVARIANCE(df1, df2, n, price1='Close', price2='Close')</text:span></text:p>
        </text:list-item>
        <text:list-item>
          <text:p text:style-name="P203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84">
        <text:list-item>
          <text:p text:style-name="P204"><text:span text:style-name="Source_Text">float = jhta.COR(x_list, y_list)</text:span></text:p>
        </text:list-item>
      </text:list>
      <text:p text:style-name="Horizontal_20_Line"/>
      <text:h text:style-name="Heading_20_4" text:outline-level="4">CORRELATION | Correlation | DONE</text:h>
      <text:list text:style-name="L185">
        <text:list-item>
          <text:p text:style-name="P205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86">
        <text:list-item>
          <text:p text:style-name="P206"><text:span text:style-name="Source_Text">float = jhta.PCOR(x_list, y_list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7">
        <text:list-item>
          <text:p text:style-name="P207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R2 | R-Squared | DONE</text:h>
      <text:list text:style-name="L188">
        <text:list-item>
          <text:p text:style-name="P208"><text:span text:style-name="Source_Text">float = jhta.R2(x_list, y_list)</text:span></text:p>
        </text:list-item>
        <text:list-item>
          <text:p text:style-name="P208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SQUARED | R-Squared | DONE</text:h>
      <text:list text:style-name="L189">
        <text:list-item>
          <text:p text:style-name="P209"><text:span text:style-name="Source_Text">list of floats = jhta.RSQUARED(df1, df2, n, price1='Close', price2='Close')</text:span></text:p>
        </text:list-item>
        <text:list-item>
          <text:p text:style-name="P209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EGRESSION | Regression | DONE</text:h>
      <text:list text:style-name="L190">
        <text:list-item>
          <text:p text:style-name="P210"><text:span text:style-name="Source_Text">dict of lists of floats = jhta.REGRESSION(x_list, y_list)</text:span></text:p>
        </text:list-item>
        <text:list-item>
          <text:p text:style-name="P210"><text:a xlink:type="simple" xlink:href="https://www.wallstreetmojo.com/regression-formula/" office:name=""><text:span text:style-name="Definition">https://www.wallstreetmojo.com/regression-formula/</text:span></text:a></text:p>
        </text:list-item>
      </text:list>
      <text:p text:style-name="Horizontal_20_Line"/>
      <text:h text:style-name="Heading_20_4" text:outline-level="4">SSE | Sum of the Squared Errors | DONE</text:h>
      <text:list text:style-name="L191">
        <text:list-item>
          <text:p text:style-name="P211"><text:span text:style-name="Source_Text">float = jhta.SSE(x_list, y_list)</text:span></text:p>
        </text:list-item>
        <text:list-item>
          <text:p text:style-name="P211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SEE | Standard Error of Estimate | DONE</text:h>
      <text:list text:style-name="L192">
        <text:list-item>
          <text:p text:style-name="P212"><text:span text:style-name="Source_Text">float = jhta.SEE(x_list, y_list)</text:span></text:p>
        </text:list-item>
        <text:list-item>
          <text:p text:style-name="P212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PSEE | Population Standard Error of Estimate | DONE</text:h>
      <text:list text:style-name="L193">
        <text:list-item>
          <text:p text:style-name="P213"><text:span text:style-name="Source_Text">float = jhta.PSEE(x_list, y_list)</text:span></text:p>
        </text:list-item>
        <text:list-item>
          <text:p text:style-name="P213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BETA | Beta | DONE</text:h>
      <text:list text:style-name="L194">
        <text:list-item>
          <text:p text:style-name="P214"><text:span text:style-name="Source_Text">float = jhta.BETA(x_list, y_list)</text:span></text:p>
        </text:list-item>
        <text:list-item>
          <text:p text:style-name="P214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95">
        <text:list-item>
          <text:p text:style-name="P215"><text:span text:style-name="Source_Text">list of floats = jhta.BETAS(df1, df2, n, price1='Close', price2='Close')</text:span></text:p>
        </text:list-item>
        <text:list-item>
          <text:p text:style-name="P215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96">
        <text:list-item>
          <text:p text:style-name="P216"><text:span text:style-name="Source_Text">list of floats = jhta.LSR(df, price='Close', predictions_int=0)</text:span></text:p>
        </text:list-item>
        <text:list-item>
          <text:p text:style-name="P216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97">
        <text:list-item>
          <text:p text:style-name="P217"><text:span text:style-name="Source_Text">list of floats = jhta.SLR(df, price='Close', predictions_int=0)</text:span></text:p>
        </text:list-item>
        <text:list-item>
          <text:p text:style-name="P217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98">
        <text:list-item>
          <text:p text:style-name="P218"><text:span text:style-name="Source_Text">float = jhta.HR(hit_trades_int, total_trades_int)</text:span></text:p>
        </text:list-item>
        <text:list-item>
          <text:p text:style-name="P218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199">
        <text:list-item>
          <text:p text:style-name="P219"><text:span text:style-name="Source_Text">float = jhta.PLR(mean_trade_profit_float, mean_trade_loss_float)</text:span></text:p>
        </text:list-item>
        <text:list-item>
          <text:p text:style-name="P219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200">
        <text:list-item>
          <text:p text:style-name="P220"><text:span text:style-name="Source_Text">float = jhta.EV(hitrade_float, mean_trade_profit_float, mean_trade_loss_float)</text:span></text:p>
        </text:list-item>
        <text:list-item>
          <text:p text:style-name="P220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201">
        <text:list-item>
          <text:p text:style-name="P221"><text:span text:style-name="Source_Text">int = jhta.POR(hitrade_float, profit_loss_ratio_float)</text:span></text:p>
        </text:list-item>
        <text:list-item>
          <text:p text:style-name="P221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202">
        <text:list-item>
          <text:p text:style-name="P222"><text:span text:style-name="Source_Text">float = jhta.BPPS(trade_start_price, trade_end_price, trade_start_timestamp, trade_end_timestamp)</text:span></text:p>
        </text:list-item>
        <text:list-item>
          <text:p text:style-name="P222">book: An Introduction to Algorithmic Trading</text:p>
        </text:list-item>
      </text:list>
      <text:p text:style-name="Horizontal_20_Line"/>
      <text:h text:style-name="Heading_20_4" text:outline-level="4">RET | Return | DONE</text:h>
      <text:list text:style-name="L203">
        <text:list-item>
          <text:p text:style-name="P223"><text:span text:style-name="Source_Text">list of floats = jhta.RET(df, price='Close')</text:span></text:p>
        </text:list-item>
        <text:list-item>
          <text:p text:style-name="P223">book: An Introduction to Algorithmic Trading</text:p>
        </text:list-item>
      </text:list>
      <text:p text:style-name="Horizontal_20_Line"/>
      <text:h text:style-name="Heading_20_4" text:outline-level="4">RETS | Returns | DONE</text:h>
      <text:list text:style-name="L204">
        <text:list-item>
          <text:p text:style-name="P224"><text:span text:style-name="Source_Text">list of floats = jhta.RETS(df, price='Close')</text:span></text:p>
        </text:list-item>
        <text:list-item>
          <text:p text:style-name="P224">book: An Introduction to Algorithmic Trading</text:p>
        </text:list-item>
      </text:list>
      <text:p text:style-name="Horizontal_20_Line"/>
      <text:h text:style-name="Heading_20_4" text:outline-level="4">PRET | %Return | DONE</text:h>
      <text:list text:style-name="L205">
        <text:list-item>
          <text:p text:style-name="P225"><text:span text:style-name="Source_Text">list of floats = jhta.PRET(df, price='Close')</text:span></text:p>
        </text:list-item>
        <text:list-item>
          <text:p text:style-name="P225">book: An Introduction to Algorithmic Trading</text:p>
        </text:list-item>
      </text:list>
      <text:p text:style-name="Horizontal_20_Line"/>
      <text:h text:style-name="Heading_20_4" text:outline-level="4">PRETS | %Returns | DONE</text:h>
      <text:list text:style-name="L206">
        <text:list-item>
          <text:p text:style-name="P226"><text:span text:style-name="Source_Text">list of floats = jhta.PRETS(df, price='Close')</text:span></text:p>
        </text:list-item>
        <text:list-item>
          <text:p text:style-name="P226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207">
        <text:list-item>
          <text:p text:style-name="P227"><text:span text:style-name="Source_Text">list of floats = jhta.AEM(df, high='High', low='Low', volume='Volume')</text:span></text:p>
        </text:list-item>
        <text:list-item>
          <text:p text:style-name="P227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208">
        <text:list-item>
          <text:p text:style-name="P228"><text:span text:style-name="Source_Text">list of floats = jhta.ATR(df, n, high='High', low='Low', close='Close')</text:span></text:p>
        </text:list-item>
        <text:list-item>
          <text:p text:style-name="P228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209">
        <text:list-item>
  </text:list-item>
      </text:list>
      <text:p text:style-name="Horizontal_20_Line"/>
      <text:h text:style-name="Heading_20_4" text:outline-level="4">RVI | Relative Volatility Index | DONE</text:h>
      <text:list text:style-name="L210">
        <text:list-item>
          <text:p text:style-name="P230"><text:span text:style-name="Source_Text">list of floats = jhta.RVI(df, n, high='High', low='Low')</text:span></text:p>
        </text:list-item>
        <text:list-item>
          <text:p text:style-name="P230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211">
        <text:list-item>
  </text:list-item>
      </text:list>
      <text:p text:style-name="Horizontal_20_Line"/>
      <text:h text:style-name="Heading_20_4" text:outline-level="4">PRANGE | %Range | DONE</text:h>
      <text:list text:style-name="L212">
        <text:list-item>
          <text:p text:style-name="P232"><text:span text:style-name="Source_Text">list of floats = jhta.PRANGE(df, n, max_price='High', min_price='Low')</text:span></text:p>
        </text:list-item>
        <text:list-item>
          <text:p text:style-name="P232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213">
        <text:list-item>
          <text:p text:style-name="P233"><text:span text:style-name="Source_Text">list of floats = jhta.TRANGE(df, high='High', low='Low', close='Close')</text:span></text:p>
        </text:list-item>
        <text:list-item>
          <text:p text:style-name="P233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214">
        <text:list-item>
          <text:p text:style-name="P234"><text:span text:style-name="Source_Text">list of floats = jhta.AD(df, high='High', low='Low', close='Close', volume='Volume')</text:span></text:p>
        </text:list-item>
        <text:list-item>
          <text:p text:style-name="P234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215">
        <text:list-item>
  </text:list-item>
      </text:list>
      <text:p text:style-name="Horizontal_20_Line"/>
      <text:h text:style-name="Heading_20_4" text:outline-level="4">MFAI | Market Facilitation Index | DONE</text:h>
      <text:list text:style-name="L216">
        <text:list-item>
          <text:p text:style-name="P236"><text:span text:style-name="Source_Text">list of floats = jhta.MFAI(df, high='High', low='Low', volume='Volume')</text:span></text:p>
        </text:list-item>
        <text:list-item>
          <text:p text:style-name="P236"><text:a xlink:type="simple" xlink:href="https://www.fmlabs.com/reference/default.htm?url=MFI.htm" office:name=""><text:span text:style-name="Definition">https://www.fmlabs.com/reference/default.htm?url=MF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17">
        <text:list-item>
          <text:p text:style-name="P237"><text:span text:style-name="Source_Text">list of floats = jhta.NVI(df, price='Close', volume='Volume')</text:span></text:p>
        </text:list-item>
        <text:list-item>
          <text:p text:style-name="P237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4" text:outline-level="4">OBV | On Balance Volume | DONE</text:h>
      <text:list text:style-name="L218">
        <text:list-item>
          <text:p text:style-name="P238"><text:span text:style-name="Source_Text">list of floats = jhta.OBV(df, close='Close', volume='Volume')</text:span></text:p>
        </text:list-item>
        <text:list-item>
          <text:p text:style-name="P238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19">
        <text:list-item>
          <text:p text:style-name="P239"><text:span text:style-name="Source_Text">list of ints = jhta.PVR(df, price='Close', volume='Volume')</text:span></text:p>
        </text:list-item>
        <text:list-item>
          <text:p text:style-name="P239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20">
        <text:list-item>
          <text:p text:style-name="P240"><text:span text:style-name="Source_Text">list of floats = jhta.PVT(df, price='Close', volume='Volume')</text:span></text:p>
        </text:list-item>
        <text:list-item>
          <text:p text:style-name="P240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21">
        <text:list-item>
          <text:p text:style-name="P241"><text:span text:style-name="Source_Text">list of floats = jhta.PVI(df, price='Close', volume='Volume')</text:span></text:p>
        </text:list-item>
        <text:list-item>
          <text:p text:style-name="P241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VWAP | Volume Weighted Average Price | DONE</text:h>
      <text:list text:style-name="L222">
        <text:list-item>
          <text:p text:style-name="P242"><text:span text:style-name="Source_Text">list of floats = jhta.VWAP(df, open='Open', high='High', low='Low', close='Close', volume='Volume')</text:span></text:p>
        </text:list-item>
        <text:list-item>
          <text:p text:style-name="P242">book: An Introduction to Algorithmic Trading</text:p>
        </text:list-item>
      </text:list>
      <text:p text:style-name="Horizontal_20_Line"/>
      <text:h text:style-name="Heading_20_2" text:outline-level="2">Notebooks</text:h>
      <text:list text:style-name="L223">
        <text:list-item>
          <text:p text:style-name="P243"><text:a xlink:type="simple" xlink:href="https://github.com/joosthoeks/jhTAlib/tree/master/notebook" office:name=""><text:span text:style-name="Definition">https://github.com/joosthoeks/jhTAlib/tree/master/notebook</text:span></text:a></text:p>
        </text:list-item>
      </text:list>
      <text:h text:style-name="Heading_20_3" text:outline-level="3">Recession Probability</text:h>
      <text:list text:style-name="L224">
        <text:list-item>
          <text:p text:style-name="P244"><text:a xlink:type="simple" xlink:href="https://colab.research.google.com/github/joosthoeks/jhTAlib/blob/master/notebook/recession_probability.ipynb" office:name=""><text:span text:style-name="Definition">https://colab.research.google.com/github/joosthoeks/jhTAlib/blob/master/notebook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25">
        <text:list-item>
          <text:p text:style-name="P245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